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3ef" officeooo:paragraph-rsid="000cd3ef"/>
    </style:style>
    <style:style style:name="P2" style:family="paragraph" style:parent-style-name="Standard">
      <style:paragraph-properties fo:text-align="center" style:justify-single-word="false"/>
      <style:text-properties officeooo:rsid="000cd3ef" officeooo:paragraph-rsid="000df0d6"/>
    </style:style>
    <style:style style:name="P3" style:family="paragraph" style:parent-style-name="Standard">
      <style:paragraph-properties fo:text-align="start" style:justify-single-word="false"/>
      <style:text-properties officeooo:rsid="000cd3ef" officeooo:paragraph-rsid="000cd3ef"/>
    </style:style>
    <style:style style:name="P4" style:family="paragraph" style:parent-style-name="Standard">
      <style:paragraph-properties fo:text-align="start" style:justify-single-word="false"/>
      <style:text-properties officeooo:rsid="000cd3ef" officeooo:paragraph-rsid="000d1e8f"/>
    </style:style>
    <style:style style:name="P5" style:family="paragraph" style:parent-style-name="Standard">
      <style:paragraph-properties fo:text-align="start" style:justify-single-word="false"/>
      <style:text-properties officeooo:rsid="000cd3ef" officeooo:paragraph-rsid="000d2698"/>
    </style:style>
    <style:style style:name="P6" style:family="paragraph" style:parent-style-name="Standard">
      <style:paragraph-properties fo:text-align="start" style:justify-single-word="false"/>
      <style:text-properties officeooo:rsid="000d2698" officeooo:paragraph-rsid="000d2698"/>
    </style:style>
    <style:style style:name="P7" style:family="paragraph" style:parent-style-name="Standard">
      <style:paragraph-properties fo:text-align="start" style:justify-single-word="false"/>
      <style:text-properties officeooo:rsid="000f3774" officeooo:paragraph-rsid="000f3774"/>
    </style:style>
    <style:style style:name="P8" style:family="paragraph" style:parent-style-name="Standard">
      <style:paragraph-properties fo:text-align="start" style:justify-single-word="false"/>
      <style:text-properties officeooo:rsid="000f5686" officeooo:paragraph-rsid="000f5686"/>
    </style:style>
    <style:style style:name="P9" style:family="paragraph" style:parent-style-name="Standard">
      <style:paragraph-properties fo:text-align="start" style:justify-single-word="false"/>
      <style:text-properties officeooo:rsid="000f5686" officeooo:paragraph-rsid="000f5686"/>
    </style:style>
    <style:style style:name="P10" style:family="paragraph" style:parent-style-name="Standard">
      <style:paragraph-properties fo:text-align="start" style:justify-single-word="false"/>
      <style:text-properties fo:color="#ffffff" officeooo:rsid="0010402f" officeooo:paragraph-rsid="0010402f"/>
    </style:style>
    <style:style style:name="P11" style:family="paragraph" style:parent-style-name="Standard">
      <style:paragraph-properties fo:text-align="start" style:justify-single-word="false"/>
      <style:text-properties fo:color="#ffffff" officeooo:rsid="0010e02c" officeooo:paragraph-rsid="0010e02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d1e8f"/>
    </style:style>
    <style:style style:name="T3" style:family="text">
      <style:text-properties officeooo:rsid="000d2698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fo:font-style="italic" officeooo:rsid="000d2698" style:font-style-asian="italic" style:font-style-complex="italic"/>
    </style:style>
    <style:style style:name="T6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0000" fo:font-size="14pt" fo:font-style="italic" officeooo:rsid="000d2698" style:font-size-asian="14pt" style:font-style-asian="italic" style:font-size-complex="14pt" style:font-style-complex="italic"/>
    </style:style>
    <style:style style:name="T8" style:family="text">
      <style:text-properties fo:color="#ff0000" fo:font-size="14pt" fo:font-style="italic" officeooo:rsid="000f5686" style:font-size-asian="14pt" style:font-style-asian="italic" style:font-size-complex="14pt" style:font-style-complex="italic"/>
    </style:style>
    <style:style style:name="T9" style:family="text">
      <style:text-properties fo:color="#ff0000"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ff0000" fo:font-size="14pt" fo:font-style="normal" officeooo:rsid="00134f36" style:font-size-asian="14pt" style:font-style-asian="normal" style:font-size-complex="14pt" style:font-style-complex="normal"/>
    </style:style>
    <style:style style:name="T11" style:family="text">
      <style:text-properties fo:color="#ff0000" fo:font-size="12pt" fo:font-style="italic" officeooo:rsid="000d2698" style:font-size-asian="12pt" style:font-style-asian="italic" style:font-size-complex="12pt" style:font-style-complex="italic"/>
    </style:style>
    <style:style style:name="T12" style:family="text">
      <style:text-properties fo:color="#ff0000" fo:font-size="12pt" fo:font-style="italic" officeooo:rsid="000f5686" style:font-size-asian="12pt" style:font-style-asian="italic" style:font-size-complex="12pt" style:font-style-complex="italic"/>
    </style:style>
    <style:style style:name="T13" style:family="text">
      <style:text-properties fo:color="#ff0000" fo:font-size="12pt" fo:font-style="normal" style:font-size-asian="12pt" style:font-style-asian="normal" style:font-size-complex="12pt" style:font-style-complex="normal"/>
    </style:style>
    <style:style style:name="T14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T16" style:family="text">
      <style:text-properties style:use-window-font-color="true" fo:font-size="14pt" fo:font-style="normal" officeooo:rsid="0010e02c" style:font-size-asian="14pt" style:font-style-asian="normal" style:font-size-complex="14pt" style:font-style-complex="normal"/>
    </style:style>
    <style:style style:name="T17" style:family="text">
      <style:text-properties style:use-window-font-color="true" fo:font-size="14pt" fo:font-style="normal" officeooo:rsid="00124b1c" style:font-size-asian="14pt" style:font-style-asian="normal" style:font-size-complex="14pt" style:font-style-complex="normal"/>
    </style:style>
    <style:style style:name="T18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19" style:family="text">
      <style:text-properties officeooo:rsid="000f5686"/>
    </style:style>
    <style:style style:name="T20" style:family="text">
      <style:text-properties fo:font-size="14pt" fo:font-style="italic" officeooo:rsid="000d2698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ODOS A DESARROLLAR</text:p>
      <text:p text:style-name="P2"><text:s/>A PARTIR DE LOS FICHEROS DE LA LIGA</text:p>
      <text:p text:style-name="P1"/>
      <text:p text:style-name="P3"/>
      <text:p text:style-name="P3">PROCEDIMIENTO: En todos los casos, el proceso consiste en RECORRER SECUENCIALMENTE UN FICHERO. <text:s/>Para ello, utilizar la plantilla (método) <text:span text:style-name="T1">leerFichero</text:span></text:p>
      <text:p text:style-name="P3"/>
      <text:p text:style-name="P3"/>
      <text:p text:style-name="P3">1. Obtener un ArrayList de TODOS LOS EQUIPOS <text:span text:style-name="T2">(equipos.txt)</text:span></text:p>
      <text:p text:style-name="P3"/>
      <text:p text:style-name="P3"><text:s text:c="3"/><text:span text:style-name="T3">Prototipo:</text:span></text:p>
      <text:p text:style-name="P3"><text:s text:c="19"/><text:span text:style-name="T7">public </text:span><text:span text:style-name="T6"><text:s/></text:span><text:span text:style-name="T7">ArrayList&lt;Equipo&gt;</text:span><text:span text:style-name="T6"> <text:s text:c="4"/></text:span><text:span text:style-name="T7">crearListaEquipos(String rutaFichero)</text:span></text:p>
      <text:p text:style-name="P3"/>
      <text:p text:style-name="P4">2. Obtener un HashMap de TODOS LOS EQUIPOS <text:span text:style-name="T2">(equipos.txt)</text:span></text:p>
      <text:p text:style-name="P3"/>
      <text:p text:style-name="P5"><text:s text:c="13"/><text:span text:style-name="T4"><text:s text:c="6"/></text:span><text:span text:style-name="T5">public HashMap &lt;String, Equipo&gt; creaMapaEquipos(</text:span><text:span text:style-name="T7">String rutaFichero)</text:span></text:p>
      <text:p text:style-name="P3"/>
      <text:p text:style-name="P6">La clave es el nombre corto del equipo.</text:p>
      <text:p text:style-name="P6"/>
      <text:p text:style-name="P7">3. <text:s text:c="6"/><text:span text:style-name="T19">Detectar cuantos partidos se han jugado …</text:span></text:p>
      <text:p text:style-name="P7"/>
      <text:p text:style-name="P8">Recorrer el fichero partidos.txt hasta que se encuentre el primer partido</text:p>
      <text:p text:style-name="P8">NO JUGADO. </text:p>
      <text:p text:style-name="P8"/>
      <text:p text:style-name="P8"><text:s/><text:span text:style-name="T4"><text:s/>public void mostrarNumeroPartidosJugados (</text:span><text:span text:style-name="T7">String ruta</text:span><text:span text:style-name="T6">Partidos</text:span><text:span text:style-name="T7">)</text:span></text:p>
      <text:p text:style-name="P8"><text:span text:style-name="T7"/></text:p>
      <text:p text:style-name="P10"><text:span text:style-name="T20">4</text:span><text:span text:style-name="T15">4. Crear un método que devuelva </text:span><text:span text:style-name="T17">el número de v</text:span><text:span text:style-name="T16">ictorias, empates y derrotas</text:span></text:p>
      <text:p text:style-name="P11"><text:span text:style-name="T15">por CADA EQUIPO.</text:span></text:p>
      <text:p text:style-name="P11"><text:span text:style-name="T15"/></text:p>
      <text:p text:style-name="P11"><text:span text:style-name="T15"><text:s text:c="8"/></text:span><text:span text:style-name="T9"><text:s/></text:span><text:span text:style-name="T10">p</text:span><text:span text:style-name="T13">ublic HashMap&lt;String, ArrayList&lt;Integer&gt;&gt; resultadosEquipos( </text:span><text:span text:style-name="T11">String ruta</text:span><text:span text:style-name="T12">Partidos</text:span><text:span text:style-name="T1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8:09:20.163000000</meta:creation-date>
    <dc:date>2019-01-24T09:49:03.056000000</dc:date>
    <meta:editing-duration>PT1H12M58S</meta:editing-duration>
    <meta:editing-cycles>6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6" meta:word-count="116" meta:character-count="924" meta:non-whitespace-character-count="758"/>
  </office:meta>
</office:document-meta>
</file>